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>
        <style:tab-stops>
          <style:tab-stop style:position="10.213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 style:master-page-name="">
      <style:paragraph-properties fo:margin-left="11.7cm" fo:margin-right="0cm" fo:text-align="start" style:justify-single-word="false" fo:text-indent="0cm" style:auto-text-indent="false" style:page-number="auto">
        <style:tab-stops>
          <style:tab-stop style:position="10.213cm"/>
        </style:tab-stops>
      </style:paragraph-properties>
    </style:style>
    <style:style style:name="P7" style:family="paragraph" style:parent-style-name="Standard">
      <style:paragraph-properties fo:margin-left="11.7cm" fo:margin-right="0cm" fo:text-align="start" style:justify-single-word="false" fo:text-indent="0cm" style:auto-text-indent="false">
        <style:tab-stops>
          <style:tab-stop style:position="10.213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10" style:family="paragraph" style:parent-style-name="Standard" style:list-style-name="L2">
      <style:paragraph-properties fo:text-align="start" style:justify-single-word="false">
        <style:tab-stops/>
      </style:paragraph-properties>
    </style:style>
    <style:style style:name="P11" style:family="paragraph" style:parent-style-name="Standard" style:list-style-name="L3">
      <style:paragraph-properties fo:text-align="start" style:justify-single-word="false">
        <style:tab-stops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kument projektowy</text:p>
      <text:p text:style-name="P3">Temat: Strategia czasu rzeczywistego „Crimean Crisis”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kład sekcji:</text:p>
      <text:p text:style-name="P6">Hanna Mazurkiewicz</text:p>
      <text:p text:style-name="P7">Tomasz Guźniczak</text:p>
      <text:p text:style-name="P7">Paweł Nocoń</text:p>
      <text:p text:style-name="P4">1. Treść zadania.</text:p>
      <text:p text:style-name="P5"><text:tab/>Napisać grę strategiczną czasu rzeczywistego pt. „Crimean Crisis” częściowo wzorując się na rozwiązaniach zawartych w serii „C&amp;C”.</text:p>
      <text:p text:style-name="P5"><text:tab/>Fabuła gry opiera się na obecnym kryzysie w stosunkach Rosja – Reszta Świata, który miał swoje zarzewie w Autonomicznej Republice Krymu. Strony biorące udział w walkach to Rosja, Unia Europejska, Polska, USA. </text:p>
      <text:p text:style-name="P5"/>
      <text:p text:style-name="P5">2. Analiza zadania.</text:p>
      <text:list xml:id="list5795997181318247901" text:style-name="L1">
        <text:list-item>
          <text:p text:style-name="P9">Wykorzystywane zagadnienia grafiki komputerowej:</text:p>
          <text:list>
            <text:list-item>
              <text:p text:style-name="P9">Efekty cząsteczkowe</text:p>
            </text:list-item>
            <text:list-item>
              <text:p text:style-name="P9">Animacja</text:p>
            </text:list-item>
            <text:list-item>
              <text:p text:style-name="P9">Wykrywanie kolizji</text:p>
            </text:list-item>
          </text:list>
        </text:list-item>
        <text:list-item>
          <text:p text:style-name="P9">Wykorzystywane biblioteki i narzędzia programistyczne:</text:p>
          <text:list>
            <text:list-item>
              <text:p text:style-name="P9">Język C++, boost, OpenGL, GLUT, Qt <text:s/>albo WinSock(obsługa sieci)</text:p>
            </text:list-item>
            <text:list-item>
              <text:p text:style-name="P9">Blender</text:p>
            </text:list-item>
            <text:list-item>
              <text:p text:style-name="P9">Microsoft Visual Studio</text:p>
            </text:list-item>
            <text:list-item>
              <text:p text:style-name="P9">Git</text:p>
            </text:list-item>
          </text:list>
        </text:list-item>
        <text:list-item>
          <text:p text:style-name="P9">Algorytmy</text:p>
          <text:list>
            <text:list-item>
              <text:p text:style-name="P9">Znajdowanie najkrótszej drogi</text:p>
            </text:list-item>
            <text:list-item>
              <text:p text:style-name="P9">Obsługa kolizji</text:p>
            </text:list-item>
          </text:list>
        </text:list-item>
        <text:list-item>
          <text:p text:style-name="P9">Obiekty będą przechowywane w listach</text:p>
        </text:list-item>
        <text:list-item>
          <text:p text:style-name="P9">Ograniczenia specyfikacji</text:p>
          <text:list>
            <text:list-item>
              <text:p text:style-name="P9">Dostępna będzie ograniczona liczba budynków, pojazdów itd.</text:p>
            </text:list-item>
            <text:list-item>
              <text:p text:style-name="P9">Dostępne dwie strony konfliktu.</text:p>
            </text:list-item>
            <text:list-item>
              <text:p text:style-name="P9">Dostępny tylko tryb multiplayer.</text:p>
            </text:list-item>
            <text:list-item>
              <text:p text:style-name="P9">Ilość graczy ograniczona do dwóch.</text:p>
            </text:list-item>
            <text:list-item>
              <text:p text:style-name="P9">Uproszczony teren.</text:p>
            </text:list-item>
            <text:list-item>
              <text:p text:style-name="P9">Kamera ustawiona pod niezmiennym kątem.</text:p>
            </text:list-item>
            <text:list-item>
              <text:p text:style-name="P9">Uproszczona fizyka.</text:p>
            </text:list-item>
          </text:list>
        </text:list-item>
      </text:list>
      <text:p text:style-name="P5"/>
      <text:p text:style-name="P5">3. Plan pracy.</text:p>
      <text:list xml:id="list1946033416215082030" text:style-name="L2">
        <text:list-item>
          <text:p text:style-name="P10">Stworzenie modeli.</text:p>
        </text:list-item>
        <text:list-item>
          <text:p text:style-name="P10">Stworzenie interfejsu i ekranu startowego.</text:p>
        </text:list-item>
        <text:list-item>
          <text:p text:style-name="P10">Umożliwienie poruszania się wojsk (wraz z animacjami).</text:p>
        </text:list-item>
        <text:list-item>
          <text:p text:style-name="P10">Umożliwienie stawiania budynków i produkcji wojsk.</text:p>
        </text:list-item>
        <text:list-item>
          <text:p text:style-name="P10">Obsługa kolizji (i niszczenie obiektów).</text:p>
        </text:list-item>
        <text:list-item>
          <text:p text:style-name="P10">Komunikacja sieciowa.</text:p>
        </text:list-item>
        <text:list-item>
          <text:p text:style-name="P10">Efekty cząsteczkowe.</text:p>
        </text:list-item>
        <text:list-item>
          <text:p text:style-name="P10">Obsługa dźwięków.</text:p>
        </text:list-item>
        <text:list-item>
          <text:p text:style-name="P10">W pełni funkcjonalny multiplayer.</text:p>
        </text:list-item>
      </text:list>
      <text:p text:style-name="P5"/>
      <text:p text:style-name="P5">4. Wstępny podział pracy.</text:p>
      <text:list xml:id="list6069486627509730375" text:style-name="L3">
        <text:list-item>
          <text:p text:style-name="P11">Hanna Mazurkiewicz</text:p>
          <text:list>
            <text:list-item>
              <text:p text:style-name="P11">Stawianie budynków i produkcja wojsk</text:p>
            </text:list-item>
            <text:list-item>
              <text:p text:style-name="P11">Stworzenie interfejsu i ekranu startowego (logika)</text:p>
            </text:list-item>
            <text:list-item>
              <text:p text:style-name="P11">Umożliwienie poruszania się wojsk</text:p>
            </text:list-item>
          </text:list>
        </text:list-item>
        <text:list-item>
          <text:p text:style-name="P11">Paweł Nocoń</text:p>
          <text:list>
            <text:list-item>
              <text:p text:style-name="P11">Stworzenie modeli i animacji</text:p>
            </text:list-item>
            <text:list-item>
              <text:p text:style-name="P11">Stworzenie interfejsu i ekranu startowego (grafika) </text:p>
            </text:list-item>
            <text:list-item>
              <text:p text:style-name="P11">Efekty cząsteczkowe</text:p>
            </text:list-item>
          </text:list>
        </text:list-item>
        <text:list-item>
          <text:p text:style-name="P11"><text:soft-page-break/>Tomasz Guźniczak</text:p>
          <text:list>
            <text:list-item>
              <text:p text:style-name="P11">Komunikacja sieciowa</text:p>
            </text:list-item>
            <text:list-item>
              <text:p text:style-name="P11">Obsługa dźwięków</text:p>
            </text:list-item>
            <text:list-item>
              <text:p text:style-name="P11">Obsługa kolizji</text:p>
            </text:list-item>
            <text:list-item>
              <text:p text:style-name="P11"/>
            </text:list-item>
          </text:list>
        </text:list-item>
      </text:list>
      <text:p text:style-name="P8"><text:tab/>Oczywiście w zależności od tego jak szybko sobie poradzimy z konkretnymi problemami, <text:tab/>podział ten może ulec pewnym zmian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3:15:11.922000000</meta:creation-date>
    <dc:date>2014-04-05T15:40:43.16</dc:date>
    <meta:editing-duration>PT59M4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3" meta:paragraph-count="55" meta:word-count="282" meta:character-count="1919"/>
  </office:meta>
</office:document-meta>
</file>